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6a31" officeooo:paragraph-rsid="00106a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snakedown;</text:p>
      <text:p text:style-name="P1">import java.util.*;</text:p>
      <text:p text:style-name="P1"/>
      <text:p text:style-name="P1">public class Snakedown {</text:p>
      <text:p text:style-name="P1"><text:s text:c="4"/>public static void main(String[] args) {</text:p>
      <text:p text:style-name="P1"><text:s text:c="13"/>Scanner sc=new Scanner(System.in);</text:p>
      <text:p text:style-name="P1"><text:s text:c="13"/>int t=sc.nextInt();</text:p>
      <text:p text:style-name="P1"><text:s text:c="13"/>for(int i=0;i&lt;t;i++){</text:p>
      <text:p text:style-name="P1"><text:s text:c="17"/>int l=sc.nextInt();</text:p>
      <text:p text:style-name="P1"><text:s text:c="17"/>String s=sc.next();</text:p>
      <text:p text:style-name="P1"><text:s text:c="17"/>snakecheck(s);</text:p>
      <text:p text:style-name="P1"><text:s text:c="13"/>}</text:p>
      <text:p text:style-name="P1"><text:s text:c="13"/></text:p>
      <text:p text:style-name="P1"><text:s text:c="13"/></text:p>
      <text:p text:style-name="P1"><text:s text:c="4"/>}</text:p>
      <text:p text:style-name="P1"/>
      <text:p text:style-name="P1"><text:s text:c="4"/></text:p>
      <text:p text:style-name="P1"><text:s text:c="4"/>public static void snakecheck(String s) {</text:p>
      <text:p text:style-name="P1"><text:s text:c="8"/>int l=s.length();</text:p>
      <text:p text:style-name="P1"><text:s text:c="8"/>char c;</text:p>
      <text:p text:style-name="P1"><text:s text:c="8"/>int c1 = 0,c2=0;</text:p>
      <text:p text:style-name="P1"><text:s text:c="8"/>boolean flag=false;</text:p>
      <text:p text:style-name="P1"><text:s text:c="8"/></text:p>
      <text:p text:style-name="P1"><text:s text:c="8"/>if((s.charAt(0)=='.' || s.charAt(0)=='H') &amp;&amp; (s.charAt(l-1)=='T' || s.charAt(l-1)=='.')){</text:p>
      <text:p text:style-name="P1"><text:s text:c="16"/>for(int i=0;i&lt;s.length();i++){</text:p>
      <text:p text:style-name="P1"><text:s text:c="16"/></text:p>
      <text:p text:style-name="P1"><text:s text:c="20"/>if(flag==true &amp;&amp; s.charAt(i)=='H'){</text:p>
      <text:p text:style-name="P1"><text:s text:c="28"/>System.out.println("Invalid");</text:p>
      <text:p text:style-name="P1"><text:s text:c="28"/>break;</text:p>
      <text:p text:style-name="P1"><text:s text:c="24"/>}</text:p>
      <text:p text:style-name="P1"><text:s text:c="20"/>else</text:p>
      <text:p text:style-name="P1"><text:s text:c="24"/>if(flag==false &amp;&amp; s.charAt(i)=='H'){</text:p>
      <text:p text:style-name="P1"><text:s text:c="26"/>flag=true; <text:s/></text:p>
      <text:p text:style-name="P1"><text:s text:c="26"/>c1++;</text:p>
      <text:p text:style-name="P1"><text:s text:c="24"/>}else</text:p>
      <text:p text:style-name="P1"><text:s text:c="24"/>if(flag==true &amp;&amp; s.charAt(i)=='T'){</text:p>
      <text:p text:style-name="P1"><text:s text:c="28"/>c2++;</text:p>
      <text:p text:style-name="P1"><text:s text:c="28"/>flag=false;</text:p>
      <text:p text:style-name="P1"><text:s text:c="24"/>}</text:p>
      <text:p text:style-name="P1"><text:s text:c="12"/>}</text:p>
      <text:p text:style-name="P1"><text:s text:c="16"/>if(flag==false){</text:p>
      <text:p text:style-name="P1"><text:s text:c="16"/>if(c1==c2){</text:p>
      <text:p text:style-name="P1"><text:s text:c="12"/>System.out.println("Valid");</text:p>
      <text:p text:style-name="P1"><text:s text:c="8"/>}</text:p>
      <text:p text:style-name="P1"><text:s text:c="16"/></text:p>
      <text:p text:style-name="P1"><text:s text:c="8"/>}</text:p>
      <text:p text:style-name="P1"><text:s text:c="8"/></text:p>
      <text:p text:style-name="P1"><text:s text:c="8"/>}</text:p>
      <text:p text:style-name="P1"><text:s text:c="8"/>else</text:p>
      <text:p text:style-name="P1"><text:s text:c="16"/>System.out.println("Invalid"); </text:p>
      <text:p text:style-name="P1"><text:s text:c="4"/>} <text:s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0:00:21.206770394</meta:creation-date>
    <dc:date>2017-05-25T00:01:12.362589406</dc:date>
    <meta:editing-duration>PT51S</meta:editing-duration>
    <meta:editing-cycles>1</meta:editing-cycles>
    <meta:document-statistic meta:table-count="0" meta:image-count="0" meta:object-count="0" meta:page-count="1" meta:paragraph-count="50" meta:word-count="83" meta:character-count="1413" meta:non-whitespace-character-count="687"/>
    <meta:generator>LibreOffice/4.4.3.2$Linux_X86_64 LibreOffice_project/40$Build-2</meta:generator>
  </office:meta>
</office:document-meta>
</file>